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P1" style:family="paragraph" style:parent-style-name="Text_20_body">
      <style:text-properties officeooo:paragraph-rsid="001c0592"/>
    </style:style>
    <style:style style:name="P2" style:family="paragraph" style:parent-style-name="Imio_20_texte_20_date">
      <style:paragraph-properties fo:text-align="start" style:justify-single-word="false"/>
      <style:text-properties officeooo:paragraph-rsid="001c0592"/>
    </style:style>
    <style:style style:name="T1" style:family="text">
      <style:text-properties officeooo:rsid="0058e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euillez agréer, </text:span><text:span text:style-name="T1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</text:span><text:span text:style-name="T1">, l’expression de nos sentiments les meilleurs.</text:span></text:p>
      <text:p text:style-name="P2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Imio_20_tableau_20_signataire">Le Directeur Général</text:p>
            <text:p text:style-name="Imio_20_tableau_20_signataire">Maxime DG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  <table:table-cell office:value-type="string">
            <text:p text:style-name="Imio_20_tableau_20_signataire">Le Bourgmestre</text:p>
            <text:p text:style-name="Imio_20_tableau_20_signataire">Paul Maire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9-28T15:36:22.092472348</dc:date>
    <dc:creator>sge</dc:creator>
    <meta:editing-duration>PT40M9S</meta:editing-duration>
    <meta:editing-cycles>10</meta:editing-cycles>
    <meta:document-statistic meta:table-count="1" meta:image-count="0" meta:object-count="0" meta:page-count="1" meta:paragraph-count="5" meta:word-count="21" meta:character-count="198" meta:non-whitespace-character-count="182"/>
  </office:meta>
</office:document-meta>
</file>